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bf397" officeooo:paragraph-rsid="001bf397"/>
    </style:style>
    <style:style style:name="P2" style:family="paragraph" style:parent-style-name="Standard">
      <style:paragraph-properties fo:text-align="center" style:justify-single-word="false"/>
      <style:text-properties officeooo:rsid="001bf397" officeooo:paragraph-rsid="001bf397"/>
    </style:style>
    <style:style style:name="P3" style:family="paragraph" style:parent-style-name="Standard">
      <style:paragraph-properties fo:line-height="200%"/>
      <style:text-properties officeooo:rsid="001bf397" officeooo:paragraph-rsid="001fb9fd"/>
    </style:style>
    <style:style style:name="P4" style:family="paragraph" style:parent-style-name="Standard">
      <style:paragraph-properties fo:line-height="200%"/>
      <style:text-properties officeooo:rsid="001fb9fd" officeooo:paragraph-rsid="002afa6b"/>
    </style:style>
    <style:style style:name="P5" style:family="paragraph" style:parent-style-name="Standard">
      <style:paragraph-properties fo:line-height="200%"/>
      <style:text-properties officeooo:rsid="001fb9fd" officeooo:paragraph-rsid="00295024"/>
    </style:style>
    <style:style style:name="T1" style:family="text">
      <style:text-properties officeooo:rsid="001d5743"/>
    </style:style>
    <style:style style:name="T2" style:family="text">
      <style:text-properties officeooo:rsid="001d8136"/>
    </style:style>
    <style:style style:name="T3" style:family="text">
      <style:text-properties officeooo:rsid="001fb9fd"/>
    </style:style>
    <style:style style:name="T4" style:family="text">
      <style:text-properties officeooo:rsid="0020fde1"/>
    </style:style>
    <style:style style:name="T5" style:family="text">
      <style:text-properties officeooo:rsid="0020a55e"/>
    </style:style>
    <style:style style:name="T6" style:family="text">
      <style:text-properties officeooo:rsid="0027dab6"/>
    </style:style>
    <style:style style:name="T7" style:family="text">
      <style:text-properties fo:font-style="italic" officeooo:rsid="0020fde1" style:font-style-asian="italic" style:font-style-complex="italic"/>
    </style:style>
    <style:style style:name="T8" style:family="text">
      <style:text-properties fo:font-style="normal" officeooo:rsid="002272b4" style:font-style-asian="normal" style:font-style-complex="normal"/>
    </style:style>
    <style:style style:name="T9" style:family="text">
      <style:text-properties fo:font-style="normal" officeooo:rsid="0022cead" style:font-style-asian="normal" style:font-style-complex="normal"/>
    </style:style>
    <style:style style:name="T10" style:family="text">
      <style:text-properties fo:font-style="normal" officeooo:rsid="0027dab6" style:font-style-asian="normal" style:font-style-complex="normal"/>
    </style:style>
    <style:style style:name="T11" style:family="text">
      <style:text-properties fo:font-style="normal" officeooo:rsid="0023a0ce" style:font-style-asian="normal" style:font-style-complex="normal"/>
    </style:style>
    <style:style style:name="T12" style:family="text">
      <style:text-properties fo:font-style="normal" officeooo:rsid="00249f07" style:font-style-asian="normal" style:font-style-complex="normal"/>
    </style:style>
    <style:style style:name="T13" style:family="text">
      <style:text-properties fo:font-style="normal" officeooo:rsid="0025617b" style:font-style-asian="normal" style:font-style-complex="normal"/>
    </style:style>
    <style:style style:name="T14" style:family="text">
      <style:text-properties fo:font-style="normal" officeooo:rsid="002631ca" style:font-style-asian="normal" style:font-style-complex="normal"/>
    </style:style>
    <style:style style:name="T15" style:family="text">
      <style:text-properties fo:font-style="normal" officeooo:rsid="00295024" style:font-style-asian="normal" style:font-style-complex="normal"/>
    </style:style>
    <style:style style:name="T16" style:family="text">
      <style:text-properties fo:font-style="normal" officeooo:rsid="002afa6b" style:font-style-asian="normal" style:font-style-complex="normal"/>
    </style:style>
    <style:style style:name="T17" style:family="text">
      <style:text-properties fo:font-style="normal" officeooo:rsid="002d1df2" style:font-style-asian="normal" style:font-style-complex="normal"/>
    </style:style>
    <style:style style:name="T18" style:family="text">
      <style:text-properties fo:font-style="italic" officeooo:rsid="002d1df2" style:font-style-asian="italic" style:font-style-complex="italic"/>
    </style:style>
    <style:style style:name="T19" style:family="text">
      <style:text-properties fo:font-style="normal" officeooo:rsid="002e36a7" style:font-style-asian="normal" style:font-style-complex="normal"/>
    </style:style>
    <style:style style:name="T20" style:family="text">
      <style:text-properties fo:font-style="normal" officeooo:rsid="00302de0" style:font-style-asian="normal" style:font-style-complex="normal"/>
    </style:style>
    <style:style style:name="T21" style:family="text">
      <style:text-properties fo:font-style="normal" officeooo:rsid="00341424" style:font-style-asian="normal" style:font-style-complex="normal"/>
    </style:style>
    <style:style style:name="T22" style:family="text">
      <style:text-properties fo:font-style="normal" officeooo:rsid="0031ccb7" style:font-style-asian="normal" style:font-style-complex="normal"/>
    </style:style>
    <style:style style:name="T23" style:family="text">
      <style:text-properties fo:font-style="normal" officeooo:rsid="00337117" style:font-style-asian="normal" style:font-style-complex="normal"/>
    </style:style>
    <style:style style:name="T24" style:family="text">
      <style:text-properties fo:font-style="normal" officeooo:rsid="00353e8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elle Fainman<text:tab/><text:tab/><text:tab/><text:tab/><text:tab/><text:tab/><text:tab/><text:tab/><text:tab/><text:tab/> <text:s text:c="9"/>11/11/24</text:p>
      <text:p text:style-name="P1"/>
      <text:p text:style-name="P2">The Estelle Fainman Biography</text:p>
      <text:p text:style-name="P1"/>
      <text:p text:style-name="P1"/>
      <text:p text:style-name="P3"><text:tab/>Hey what’s up guys, I’m Estelle Fainman. I fucked up in english class so please excuse my bad writing skills. <text:span text:style-name="T1">A few fun facts about me is that I live on a farm, I have a girlfriend named cheyanne (who goes to a school called Reed Academy). I also like a guy named Aaron Hammer who lives in Layton, Utah. Recently, <text:s/></text:span><text:span text:style-name="T2">I had a few problems with a kid named John Davies because I fucking caught him sleeping with Aaron Hammer. John sleeps with Aaron Hammer every Monday night after he does his math homework. While they were together, I walked in on them while they were sleeping tog</text:span><text:span text:style-name="T3">ether. My instant reaction was just to beat John Davies the fuck up. After that, I decided to play with aaron hammer for a while. I decided to record the video and upload it on wut.com; which soon got taken down because it wasn't gay content. After that I took a flight on Reed Academy airlines to Layton, Utah. Surprisingly, Chantelle Walker, the CEO of Reed Academy happened to me on that flight. Soon enough, she walkered right up to me and asked me where the fuck I was going. I simply replied with "to have some fun with Aaron Hammer". Right after, Chantelle said, "Ooooh that sounds fun!!!, Good luck!". After that, I sat at my seat labeled "69F". Since it was a windows seat, I became very happy because I could like the window during the entire flight. I'm doing this because it is very healthy for you; and it also makes your immune system a lot stronger. When the flight reached 69,000 feet; I decided to make some deos. Since I don't have any gasoline, I need to find a way to get some. I went ahead and grabbed my (aaron) hammer from my bag and started hammering into the airplane's fuel tank. Once I got the gasoline that I needed, I grabbed out my portable frying pan from my bag. There was one big problem though. I don't have a cat to actually make the deos. Than I had an amazing idea. I decided to steal a cat from a passenger behind me. since they were sleeping, they didn't notice me thankfully. After, I made my deos and ate it during the rest of the flight.</text:span></text:p>
      <text:p text:style-name="P4"><text:soft-page-break/><text:tab/>Once we landed, a walked out of the plane. Weirdly, Chantelle Walker was following me everywhere I went; through the terminal and even in baggage claim. By the time I got onto the taxi, everything was normal for most of the ride, until I realized <text:span text:style-name="T4">Chantelle</text:span> was right next to me. I shouted out “CHANTELLE WALKER, WHAT THE FUCK”. She replied with “<text:span text:style-name="T5">I’m going to Aaron Hammer’s house too!”. I found that very fucking interesting but I kinda ignored it. </text:span><text:span text:style-name="T4">Once I got to Aaron Hammer’s house I saw that John William Pepper Acker-Davies Jr was in his fucking house. Yes. John Davies. But what was even worse was that I caught him watching a porn video called “Naughty TSA Guard gets freaky in the Airport”. I was so discusted that I just ignored it. As I was walking though Aaron Hammer’s halway, I </text:span><text:span text:style-name="T6">saw</text:span><text:span text:style-name="T4"> a sign that said “FUCK 8X12 INCH CARPETS”. As I read that, I thought, </text:span><text:span text:style-name="T7">why the fuck would anyone put up a fucking sign up that says such dumb shit?? </text:span><text:span text:style-name="T8">Anyways, since it was 2:00 am, I was pretty fucking tired so I decided to go to sleep. </text:span></text:p>
      <text:p text:style-name="P4"><text:span text:style-name="T8"><text:tab/>The second I fucking woke up, Chantelle Walker was in the room staring at me. I yelled out “CHANTELLE WALKER, WHAT THE FUCK”. She replied with “I fot jarnerbij last night”. Since I had no fucking idea what that meant, I slowly walked away from her and walked into aaron hammer’s kitchen. To my surprise, the second I walked into the kitchen, John Davies was in there sucking on a banana. I said to him, “John Davies what the actual fuck are you doing right now.” He replied saying “The atlantic ocean, texas”. Since I had completely no idea what the acual fuck was happening, I decided to go for a walk. I opened the door and walked outside, and it felt so good to get away from those weird people. Right when I got to the end of the road, I turned right, I saw Chantelle Walker growling at me. </text:span><text:span text:style-name="T9">I</text:span><text:span text:style-name="T8"> quickly yelled out “OH SHIT”, and ran back towards to house. </text:span><text:span text:style-name="T9">Once I got back into the house, I decided to look for Aaron Hammer. Once I found him I said “heyyyy aaronn”. He replied with “Hi estelle!, Do you want to hang out in the roof?”. “Yes!”, I said. We went into his att</text:span><text:span text:style-name="T10">i</text:span><text:span text:style-name="T9">ck and climbed out onto the roof from there. Once were on the roof, Aaron Hammer started tearing pieces off the roof and started to eat them. Once he started to </text:span><text:span text:style-name="T10">do</text:span><text:span text:style-name="T9"> this, I said “Um-- Aaron Hammer- what the fuck are you doing??”. He turned around, staring at me, and started humping the solar panels on the roof. I </text:span><text:soft-page-break/><text:span text:style-name="T9">had no idea what to do, so I just sat there an</text:span><text:span text:style-name="T10">d</text:span><text:span text:style-name="T9"> watched. After 15 minutes of Aaron Hammer continuously humping the roof. I saw Chantelle Walker walking through the driveway back to the house. She stopped and looked at us and said, “Hi Estelle, sorry for grwoling at you because- uhmmm-- it was a dare! Also why the fuck is Aaron hammer humping the roof up there? Is he standing of the solar panels???”. </text:span><text:span text:style-name="T11">I replied with “Uh I guess.. I don’t know what to do about it”. “Cock”, Chantelle said, and she just walked into the house. I stayed up there for another 20 minutes when Aaron Hammer suddenly decided to stop humping the roof. I asked him “What the actual fuck was the fucking point of that?”. “Oh I was just stretching”, </text:span><text:span text:style-name="T12">he said, </text:span><text:span text:style-name="T11">and he walked right back into the house. <text:s/></text:span></text:p>
      <text:p text:style-name="P4"><text:span text:style-name="T11"><text:tab/></text:span><text:span text:style-name="T12">By the</text:span><text:span text:style-name="T10">n</text:span><text:span text:style-name="T12">, it was only noon, so I decided to </text:span><text:span text:style-name="T13">eat some lunch. To my surprise, Aaron Hammer and Chantelle Walker both were about to eat lunch. Since I wasn’t extremely hungry, I decided to have a banana. Chantelle and Aaron chose to eat the leftover sandwiches they had gotten from the market a few days ago. We all sat at the kitchen table to eat. Chantelle Walker and Aaron Hammer began to eat their sandwiches while I walked over to the counter to grab a banana. As I sat down, I asked them what type of sandwiches they were eating. Chantelle said “ohh I’m eating a sandwich with shrimp in it, it’s actually pretty good!”. “Nice, that does sound pretty good! What about you, Aaron?”, I said. Aaron said “I’m eating a cock sandwich! Like with male chicken!”. I </text:span><text:span text:style-name="T14">was surprised for a second but soon understood what he meant. I thought it was pretty strange that a sandwich with ‘male chicken’ even existed. Anyways, I started to peel my banana, and Aaron Hammer was strangely looking at me. </text:span><text:span text:style-name="T10">I ignored it at first, until I was about to bite into the banana. At that point, aaron hammer yanked the banana out of my hand and started sucking on it. I yelled out “AARON HAMMER, WHAT THE FUCK”. I looked over at Chantelle, </text:span><text:span text:style-name="T15">and she was just as surprised as I was. About 20 seconds later, John Davies walked into the kitchen. The second he walked in; he looked at aaron hammer and said, “hey Aaron, can you come into the basement with me? Make sure you bring that banana with you- and hopefully you don’t accidently sit on it~~wink wink”. Aaron Hammer said “Ooo okay I’ll be right there!”. At this point, I had no idea what to do, so I decided to fly back home. Since the soonest flight </text:span><text:soft-page-break/><text:span text:style-name="T15">to Newark was the next day, I decided to sleep for the rest of the day since I was completely tired of this fucking shit.</text:span></text:p>
      <text:p text:style-name="P5"><text:span text:style-name="T15"><text:tab/>The next morning, I packed my suitcase and got ready to go to the airport. Since I had nobody to drive me, I decided to call an uber to drive me to the airport. Once the uber came to pick me up, </text:span><text:span text:style-name="T16">I stepped into the car and sat down. As soon as the driver headed to the airport, </text:span><text:span text:style-name="T17">he started to agressively hump the seat. I told him to stop, but he kept doing it. </text:span><text:span text:style-name="T18">Why the fuck is everyone so weird in utah?? </text:span><text:span text:style-name="T17">I couldn’t wait to go back home, and hopefully the flight goes well. </text:span><text:span text:style-name="T19">Once I got to the airport, I grabbed my suitcase from the trunk and than</text:span><text:span text:style-name="T20">ked my weird ass </text:span><text:span text:style-name="T21">d</text:span><text:span text:style-name="T20">river. As I walked into the terminal, I decided to use the self check-in to get my boarding ticket. Once I did that, I had to go through security. As I was walking through, a TSA guard pulled me aside and asked me to follow him. Since this was probably just one of his security procedures, I didn’t really think anything of it. </text:span><text:span text:style-name="T22">While I was following him, he told me to follow him into </text:span><text:span text:style-name="T21">his office</text:span><text:span text:style-name="T22">. The room was really small, and had a metal table and a few chairs inside </text:span><text:span text:style-name="T21">with a laptop labeled “Guard J Falon - Layton”</text:span><text:span text:style-name="T22">. </text:span><text:span text:style-name="T21">He asked me to take a seat, and </text:span><text:span text:style-name="T22">closed the door behind me. </text:span><text:span text:style-name="T23">At this point, I was getting really suspicious of him so I decided to run as fast as I could and get away from him. As soon as I escaped, he sreamed out “GET THE FUCK BACK HERE YOU FUCKING BITCH”. Everyone in the security area went silent. They all stared at the TSA guard in disbelief after they heard him say that. </text:span><text:span text:style-name="T21">One family even went out of their way to yell out “You’re a fucking weird bitch!” to the guard. I tried to stay out of it, even though everyone was looking at me too. </text:span><text:span text:style-name="T24">I quickly ran to the gate since my flight would be leaving so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09:07:09.098049095</meta:creation-date>
    <dc:date>2024-11-29T19:57:34.361274711</dc:date>
    <meta:editing-duration>PT1H35M57S</meta:editing-duration>
    <meta:editing-cycles>8</meta:editing-cycles>
    <meta:generator>LibreOffice/24.8.3.2$Linux_X86_64 LibreOffice_project/480$Build-2</meta:generator>
    <meta:document-statistic meta:table-count="0" meta:image-count="0" meta:object-count="0" meta:page-count="4" meta:paragraph-count="7" meta:word-count="1676" meta:character-count="8808" meta:non-whitespace-character-count="7111"/>
  </office:meta>
</office:document-meta>
</file>